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11111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svg:stroke-color="#bf004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168253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color="#111111" draw:fill="solid" draw:textarea-vertical-align="midd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 fo:min-height="0.199cm" fo:min-width="3.272cm"/>
    </style:style>
    <style:style style:name="gr8" style:family="graphic" style:parent-style-name="standard">
      <style:graphic-properties svg:stroke-color="#111111" draw:fill="none" draw:textarea-horizontal-align="justify" draw:textarea-vertical-align="middle" draw:auto-grow-height="false" fo:min-height="0.091cm" fo:min-width="1.6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667cm" svg:y1="11.795cm" svg:x2="6.207cm" svg:y2="19.415cm">
          <text:p/>
        </draw:line>
        <draw:line draw:style-name="gr1" draw:text-style-name="P1" draw:layer="layout" svg:x1="9.001cm" svg:y1="11.795cm" svg:x2="3.667cm" svg:y2="11.795cm">
          <text:p/>
        </draw:line>
        <draw:line draw:style-name="gr1" draw:text-style-name="P1" draw:layer="layout" svg:x1="6.207cm" svg:y1="19.415cm" svg:x2="9.001cm" svg:y2="11.795cm">
          <text:p/>
        </draw:line>
        <draw:line draw:style-name="gr2" draw:text-style-name="P1" draw:layer="layout" svg:x1="9.89cm" svg:y1="11.795cm" svg:x2="9.89cm" svg:y2="19.415cm">
          <text:p/>
        </draw:line>
        <draw:frame draw:style-name="gr3" draw:text-style-name="P2" draw:layer="layout" svg:width="0.46cm" svg:height="0.542cm" svg:x="10.144cm" svg:y="15.4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56cm" svg:height="0.542cm" svg:x="6.767cm" svg:y="14.2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6.207cm" svg:y1="14.97cm" svg:x2="7.858cm" svg:y2="14.97cm">
          <text:p/>
        </draw:line>
        <draw:line draw:style-name="gr5" draw:text-style-name="P1" draw:layer="layout" svg:x1="6.207cm" svg:y1="14.97cm" svg:x2="6.207cm" svg:y2="19.415cm">
          <text:p/>
        </draw:line>
        <draw:frame draw:style-name="gr3" draw:text-style-name="P2" draw:layer="layout" svg:width="0.493cm" svg:height="0.542cm" svg:x="5.673cm" svg:y="16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6.207cm" svg:y1="11.795cm" svg:x2="6.207cm" svg:y2="19.288cm">
          <text:p/>
        </draw:line>
        <draw:line draw:style-name="gr2" draw:text-style-name="P1" draw:layer="layout" svg:x1="6.207cm" svg:y1="11.033cm" svg:x2="9.001cm" svg:y2="11.033cm">
          <text:p/>
        </draw:line>
        <draw:frame draw:style-name="gr3" draw:text-style-name="P2" draw:layer="layout" svg:width="0.426cm" svg:height="0.542cm" svg:x="7.35cm" svg:y="10.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3" draw:layer="layout" svg:width="5.334cm" svg:height="0.635cm" svg:x="3.667cm" svg:y="11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048cm" svg:height="0.481cm" svg:x="4.71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1-31T14:10:16.303313915</dc:date>
    <meta:editing-duration>PT2H50M26S</meta:editing-duration>
    <meta:editing-cycles>44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x}</annotation>
  </semantics>
</math>
</file>

<file path=Object 3/content.xml><?xml version="1.0" encoding="utf-8"?>
<math xmlns="http://www.w3.org/1998/Math/MathML" display="block">
  <semantics>
    <mstyle color="blue">
      <mi>y</mi>
    </mstyle>
    <annotation encoding="StarMath 5.0">color blue {y}</annotation>
  </semantics>
</math>
</file>

<file path=Object 4/content.xml><?xml version="1.0" encoding="utf-8"?>
<math xmlns="http://www.w3.org/1998/Math/MathML" display="block">
  <semantics>
    <mstyle color="red">
      <mi>r</mi>
    </mstyle>
    <annotation encoding="StarMath 5.0">color red {r}</annotation>
  </semantics>
</math>
</file>